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inherit" svg:font-family="inherit"/>
    <style:font-face style:name="system-ui" svg:font-family="system-ui, apple-system, Roboto, 'Segoe UI', Ubuntu, Cantarell, 'Noto Sans', sans-serif, BlinkMacSystemFont, 'Segoe UI', Helvetica, Arial, sans-serif, 'Apple Color Emoji', 'Segoe UI Emoji', 'Segoe UI Symbol'"/>
    <style:font-face style:name="var ifm-font-family-monospace" svg:font-family="'var ifm-font-family-monospace'"/>
  </office:font-face-decls>
  <office:automatic-styles>
    <style:style style:name="P1" style:family="paragraph" style:parent-style-name="Heading_20_2">
      <style:paragraph-properties fo:margin-left="0cm" fo:margin-right="0cm" fo:orphans="2" fo:widows="2" fo:text-indent="0cm" style:auto-text-indent="false" fo:padding="0cm" fo:border="none"/>
      <style:text-properties fo:font-variant="normal" fo:text-transform="none" fo:color="#222222" loext:opacity="100%" style:font-name="Roboto" fo:letter-spacing="normal" fo:font-style="normal" fo:font-weight="normal"/>
    </style:style>
    <style:style style:name="P2" style:family="paragraph" style:parent-style-name="Heading_20_2">
      <style:text-properties fo:font-variant="normal" fo:text-transform="none" fo:color="#222222" loext:opacity="100%" style:font-name="Roboto" fo:letter-spacing="normal" fo:font-style="normal" fo:font-weight="normal"/>
    </style:style>
    <style:style style:name="P3" style:family="paragraph" style:parent-style-name="Heading_20_2">
      <style:text-properties fo:font-variant="normal" fo:text-transform="none" fo:color="#222222" loext:opacity="100%" style:font-name="Roboto" fo:font-size="12pt" fo:letter-spacing="normal" fo:font-style="normal" fo:font-weight="normal" officeooo:rsid="001fcfb3" officeooo:paragraph-rsid="001fcfb3" fo:background-color="transparent" style:font-size-asian="12pt" style:font-weight-asian="bold" style:font-size-complex="12pt" style:font-weight-complex="bold"/>
    </style:style>
    <style:style style:name="P4" style:family="paragraph" style:parent-style-name="Heading_20_2">
      <style:paragraph-properties fo:margin-left="0cm" fo:margin-right="0cm" fo:orphans="2" fo:widows="2" fo:text-indent="0cm" style:auto-text-indent="false" fo:padding="0cm" fo:border="none"/>
      <style:text-properties officeooo:paragraph-rsid="001d1143"/>
    </style:style>
    <style:style style:name="P5" style:family="paragraph" style:parent-style-name="Heading_20_5">
      <style:paragraph-properties fo:margin-left="0cm" fo:margin-right="0cm" fo:orphans="2" fo:widows="2" fo:text-indent="0cm" style:auto-text-indent="false" fo:padding="0cm" fo:border="none"/>
      <style:text-properties fo:font-variant="normal" fo:text-transform="none" fo:color="#222222" loext:opacity="100%" style:font-name="Roboto" fo:letter-spacing="normal" fo:font-style="normal" fo:font-weight="normal"/>
    </style:style>
    <style:style style:name="P6" style:family="paragraph" style:parent-style-name="Heading_20_5">
      <style:paragraph-properties fo:margin-left="1cm" fo:margin-right="1cm" fo:margin-top="0.265cm" fo:margin-bottom="0.265cm" style:contextual-spacing="false" fo:line-height="160%" fo:orphans="2" fo:widows="2" fo:text-indent="0cm" style:auto-text-indent="false" fo:padding="0cm" fo:border="none"/>
      <style:text-properties fo:font-variant="normal" fo:text-transform="none" fo:color="#222222" loext:opacity="100%" style:font-name="Roboto" fo:font-size="12pt" fo:letter-spacing="normal" fo:font-style="normal" fo:font-weight="bold"/>
    </style:style>
    <style:style style:name="P7" style:family="paragraph" style:parent-style-name="Quotations">
      <style:paragraph-properties fo:margin-left="1cm" fo:margin-right="1cm" fo:margin-top="0.265cm" fo:margin-bottom="0.265cm" style:contextual-spacing="false" fo:line-height="160%" fo:orphans="2" fo:widows="2" fo:text-indent="0cm" style:auto-text-indent="false" fo:padding="0cm" fo:border="none"/>
      <style:text-properties fo:color="#6f6f6f" loext:opacity="100%" fo:letter-spacing="normal"/>
    </style:style>
    <style:style style:name="P8" style:family="paragraph" style:parent-style-name="Quotations" style:list-style-name="L3">
      <style:paragraph-properties fo:margin-left="1cm" fo:margin-right="1cm" fo:margin-top="0cm" fo:margin-bottom="0cm" style:contextual-spacing="false" fo:line-height="160%" fo:orphans="2" fo:widows="2" fo:text-indent="0cm" style:auto-text-indent="false" fo:padding="0cm" fo:border="none"/>
    </style:style>
    <style:style style:name="P9" style:family="paragraph" style:parent-style-name="Quotations">
      <style:paragraph-properties fo:margin-left="1cm" fo:margin-right="1cm" fo:margin-top="0.265cm" fo:margin-bottom="0.265cm" style:contextual-spacing="false" fo:line-height="160%" fo:orphans="2" fo:widows="2" fo:text-indent="0cm" style:auto-text-indent="false" fo:padding="0cm" fo:border="none"/>
    </style:style>
    <style:style style:name="P10" style:family="paragraph" style:parent-style-name="Quotations" style:list-style-name="L9">
      <style:paragraph-properties fo:margin-left="1cm" fo:margin-right="1cm" fo:margin-top="0cm" fo:margin-bottom="0cm" style:contextual-spacing="false" fo:line-height="160%" fo:orphans="2" fo:widows="2" fo:text-indent="0cm" style:auto-text-indent="false" fo:padding="0cm" fo:border="none"/>
    </style:style>
    <style:style style:name="P11" style:family="paragraph" style:parent-style-name="Quotations" style:list-style-name="L12">
      <style:paragraph-properties fo:margin-left="1cm" fo:margin-right="1cm" fo:margin-top="0cm" fo:margin-bottom="0cm" style:contextual-spacing="false" fo:line-height="160%" fo:orphans="2" fo:widows="2" fo:text-indent="0cm" style:auto-text-indent="false" fo:padding="0cm" fo:border="none"/>
    </style:style>
    <style:style style:name="P12" style:family="paragraph" style:parent-style-name="Quotations" style:list-style-name="L17">
      <style:paragraph-properties fo:margin-left="1cm" fo:margin-right="1cm" fo:margin-top="0cm" fo:margin-bottom="0cm" style:contextual-spacing="false" fo:line-height="160%" fo:orphans="2" fo:widows="2" fo:text-indent="0cm" style:auto-text-indent="false" fo:padding="0cm" fo:border="none"/>
    </style:style>
    <style:style style:name="P13" style:family="paragraph" style:parent-style-name="Quotations" style:list-style-name="L4">
      <style:paragraph-properties fo:margin-left="1cm" fo:margin-right="1cm" fo:margin-top="0cm" fo:margin-bottom="0cm" style:contextual-spacing="false" fo:line-height="160%" fo:orphans="2" fo:widows="2" fo:text-indent="0cm" style:auto-text-indent="false" fo:padding="0cm" fo:border="none"/>
      <style:text-properties fo:color="#666666" loext:opacity="100%" style:font-name="inherit" fo:font-size="12pt" fo:letter-spacing="normal" fo:font-style="italic" fo:font-weight="normal"/>
    </style:style>
    <style:style style:name="P14" style:family="paragraph" style:parent-style-name="Quotations" style:list-style-name="L5">
      <style:paragraph-properties fo:margin-left="1cm" fo:margin-right="1cm" fo:margin-top="0cm" fo:margin-bottom="0cm" style:contextual-spacing="false" fo:line-height="160%" fo:orphans="2" fo:widows="2" fo:text-indent="0cm" style:auto-text-indent="false" fo:padding="0cm" fo:border="none"/>
      <style:text-properties fo:color="#666666" loext:opacity="100%" style:font-name="inherit" fo:font-size="12pt" fo:letter-spacing="normal" fo:font-style="italic" fo:font-weight="normal"/>
    </style:style>
    <style:style style:name="P15" style:family="paragraph" style:parent-style-name="Standard">
      <style:text-properties fo:font-size="24pt" fo:font-weight="bold" officeooo:rsid="0019c812" officeooo:paragraph-rsid="0019c812" style:font-size-asian="24pt" style:font-weight-asian="bold" style:font-size-complex="24pt" style:font-weight-complex="bold"/>
    </style:style>
    <style:style style:name="P16" style:family="paragraph" style:parent-style-name="Standard">
      <style:text-properties fo:font-size="24pt" fo:font-weight="bold" officeooo:rsid="0019c812" officeooo:paragraph-rsid="0019c812" fo:background-color="#ff0000" style:font-size-asian="24pt" style:font-weight-asian="bold" style:font-size-complex="24pt" style:font-weight-complex="bold"/>
    </style:style>
    <style:style style:name="P17" style:family="paragraph" style:parent-style-name="Standard">
      <style:text-properties fo:font-size="24pt" fo:font-weight="bold" officeooo:rsid="002108a3" officeooo:paragraph-rsid="002108a3" fo:background-color="#ff0000" style:font-size-asian="24pt" style:font-weight-asian="bold" style:font-size-complex="24pt" style:font-weight-complex="bold"/>
    </style:style>
    <style:style style:name="P18" style:family="paragraph" style:parent-style-name="Standard">
      <style:text-properties fo:font-size="24pt" fo:font-weight="bold" officeooo:paragraph-rsid="001d1143"/>
    </style:style>
    <style:style style:name="P19" style:family="paragraph" style:parent-style-name="Standard">
      <style:text-properties fo:font-variant="normal" fo:text-transform="none" fo:color="#1c1e21" loext:opacity="100%" style:font-name="system-ui" fo:font-size="12.75pt" fo:letter-spacing="normal" fo:font-style="normal" fo:font-weight="normal" officeooo:rsid="003234c6" officeooo:paragraph-rsid="003234c6"/>
    </style:style>
    <style:style style:name="P20" style:family="paragraph" style:parent-style-name="Standard">
      <style:text-properties fo:font-variant="normal" fo:text-transform="none" fo:color="#1c1e21" loext:opacity="100%" style:font-name="system-ui" fo:font-size="12.75pt" fo:letter-spacing="normal" fo:font-style="normal" fo:font-weight="normal" officeooo:rsid="0033197d" officeooo:paragraph-rsid="0033197d"/>
    </style:style>
    <style:style style:name="P21" style:family="paragraph" style:parent-style-name="Standard">
      <style:text-properties officeooo:paragraph-rsid="001fcfb3"/>
    </style:style>
    <style:style style:name="P22" style:family="paragraph" style:parent-style-name="Standard">
      <style:text-properties officeooo:paragraph-rsid="002ec49c"/>
    </style:style>
    <style:style style:name="P23" style:family="paragraph" style:parent-style-name="Standard">
      <style:text-properties officeooo:rsid="002fb2f7" officeooo:paragraph-rsid="002fb2f7"/>
    </style:style>
    <style:style style:name="P24" style:family="paragraph" style:parent-style-name="Standard">
      <style:text-properties officeooo:paragraph-rsid="002fb2f7"/>
    </style:style>
    <style:style style:name="P25" style:family="paragraph" style:parent-style-name="Standard">
      <style:text-properties fo:font-size="16pt" fo:font-weight="bold" officeooo:paragraph-rsid="002ec49c" style:font-size-asian="16pt" style:font-weight-asian="bold" style:font-size-complex="16pt" style:font-weight-complex="bold"/>
    </style:style>
    <style:style style:name="P26" style:family="paragraph" style:parent-style-name="Standard">
      <style:text-properties officeooo:rsid="003234c6" officeooo:paragraph-rsid="003234c6"/>
    </style:style>
    <style:style style:name="P27" style:family="paragraph" style:parent-style-name="Text_20_body">
      <style:paragraph-properties fo:margin-left="0cm" fo:margin-right="0cm" fo:orphans="2" fo:widows="2" fo:text-indent="0cm" style:auto-text-indent="false" fo:padding="0cm" fo:border="none"/>
      <style:text-properties fo:font-variant="normal" fo:text-transform="none" fo:color="#222222" loext:opacity="100%" style:font-name="Roboto" fo:font-size="12pt" fo:letter-spacing="normal" fo:font-style="normal" fo:font-weight="normal"/>
    </style:style>
    <style:style style:name="P28" style:family="paragraph" style:parent-style-name="Text_20_body" style:list-style-name="L1">
      <style:paragraph-properties fo:margin-left="0cm" fo:margin-right="0cm" fo:margin-top="0cm" fo:margin-bottom="0cm" style:contextual-spacing="false" fo:line-height="160%" fo:orphans="2" fo:widows="2" fo:text-indent="0cm" style:auto-text-indent="false" fo:padding="0cm" fo:border="none"/>
      <style:text-properties fo:font-variant="normal" fo:text-transform="none" fo:color="#222222" loext:opacity="100%" style:font-name="Roboto" fo:font-size="12pt" fo:letter-spacing="normal" fo:font-style="normal" fo:font-weight="normal"/>
    </style:style>
    <style:style style:name="P29" style:family="paragraph" style:parent-style-name="Text_20_body" style:list-style-name="L16">
      <style:paragraph-properties fo:margin-left="0cm" fo:margin-right="0cm" fo:margin-top="0cm" fo:margin-bottom="0cm" style:contextual-spacing="false" fo:line-height="160%" fo:orphans="2" fo:widows="2" fo:text-indent="0cm" style:auto-text-indent="false" fo:padding="0cm" fo:border="none"/>
      <style:text-properties fo:font-variant="normal" fo:text-transform="none" fo:color="#222222" loext:opacity="100%" style:font-name="Roboto" fo:font-size="12pt" fo:letter-spacing="normal" fo:font-style="normal" fo:font-weight="normal"/>
    </style:style>
    <style:style style:name="P30" style:family="paragraph" style:parent-style-name="Text_20_body" style:list-style-name="L18">
      <style:paragraph-properties fo:margin-left="0cm" fo:margin-right="0cm" fo:margin-top="0cm" fo:margin-bottom="0cm" style:contextual-spacing="false" fo:line-height="160%" fo:orphans="2" fo:widows="2" fo:text-indent="0cm" style:auto-text-indent="false" fo:padding="0cm" fo:border="none"/>
      <style:text-properties fo:font-variant="normal" fo:text-transform="none" fo:color="#222222" loext:opacity="100%" style:font-name="Roboto" fo:font-size="12pt" fo:letter-spacing="normal" fo:font-style="normal" fo:font-weight="normal"/>
    </style:style>
    <style:style style:name="P31" style:family="paragraph" style:parent-style-name="Text_20_body" style:list-style-name="L18">
      <style:paragraph-properties fo:margin-left="0cm" fo:margin-right="0cm" fo:line-height="160%" fo:orphans="2" fo:widows="2" fo:text-indent="0cm" style:auto-text-indent="false" fo:padding="0cm" fo:border="none"/>
      <style:text-properties fo:font-variant="normal" fo:text-transform="none" fo:color="#222222" loext:opacity="100%" style:font-name="Roboto" fo:font-size="12pt" fo:letter-spacing="normal" fo:font-style="normal" fo:font-weight="normal"/>
    </style:style>
    <style:style style:name="P32" style:family="paragraph" style:parent-style-name="Text_20_body">
      <style:text-properties fo:font-variant="normal" fo:text-transform="none" fo:color="#222222" loext:opacity="100%" style:font-name="Roboto" fo:letter-spacing="normal" fo:font-style="normal" fo:font-weight="normal"/>
    </style:style>
    <style:style style:name="P33" style:family="paragraph" style:parent-style-name="Text_20_body">
      <style:paragraph-properties fo:margin-left="0cm" fo:margin-right="0cm" fo:orphans="2" fo:widows="2" fo:text-indent="0cm" style:auto-text-indent="false" fo:padding="0cm" fo:border="none"/>
      <style:text-properties fo:font-variant="normal" fo:text-transform="none" fo:color="#222222" loext:opacity="100%" fo:letter-spacing="normal"/>
    </style:style>
    <style:style style:name="P34" style:family="paragraph" style:parent-style-name="Text_20_body" style:list-style-name="L10">
      <style:paragraph-properties fo:margin-left="0cm" fo:margin-right="0cm" fo:margin-top="0cm" fo:margin-bottom="0cm" style:contextual-spacing="false" fo:line-height="160%" fo:orphans="2" fo:widows="2" fo:text-indent="0cm" style:auto-text-indent="false" fo:padding="0cm" fo:border="none"/>
      <style:text-properties fo:font-variant="normal" fo:text-transform="none" fo:color="#222222" loext:opacity="100%" style:font-name="inherit" fo:font-size="12pt" fo:letter-spacing="normal" fo:font-style="normal" fo:font-weight="normal"/>
    </style:style>
    <style:style style:name="P35" style:family="paragraph" style:parent-style-name="Text_20_body">
      <style:text-properties fo:font-variant="normal" fo:text-transform="none" fo:color="#1c1e21" loext:opacity="100%" style:font-name="system-ui" fo:font-size="12.75pt" fo:letter-spacing="normal" fo:font-style="normal" fo:font-weight="normal" officeooo:rsid="003234c6" officeooo:paragraph-rsid="003234c6"/>
    </style:style>
    <style:style style:name="P36" style:family="paragraph" style:parent-style-name="Text_20_body" style:list-style-name="L2">
      <style:paragraph-properties fo:margin-left="0cm" fo:margin-right="0cm" fo:margin-top="0cm" fo:margin-bottom="0cm" style:contextual-spacing="false" fo:line-height="160%" fo:orphans="2" fo:widows="2" fo:text-indent="0cm" style:auto-text-indent="false" fo:padding="0cm" fo:border="none"/>
    </style:style>
    <style:style style:name="P37" style:family="paragraph" style:parent-style-name="Text_20_body" style:list-style-name="L2">
      <style:paragraph-properties fo:margin-left="0cm" fo:margin-right="0cm" fo:line-height="160%" fo:orphans="2" fo:widows="2" fo:text-indent="0cm" style:auto-text-indent="false" fo:padding="0cm" fo:border="none"/>
    </style:style>
    <style:style style:name="P38" style:family="paragraph" style:parent-style-name="Text_20_body" style:list-style-name="L10">
      <style:paragraph-properties fo:margin-left="0cm" fo:margin-right="0cm" fo:margin-top="0cm" fo:margin-bottom="0cm" style:contextual-spacing="false" fo:line-height="160%" fo:orphans="2" fo:widows="2" fo:text-indent="0cm" style:auto-text-indent="false" fo:padding="0cm" fo:border="none"/>
    </style:style>
    <style:style style:name="P39" style:family="paragraph" style:parent-style-name="Text_20_body" style:list-style-name="L11">
      <style:paragraph-properties fo:margin-left="0cm" fo:margin-right="0cm" fo:margin-top="0cm" fo:margin-bottom="0cm" style:contextual-spacing="false" fo:line-height="160%" fo:orphans="2" fo:widows="2" fo:text-indent="0cm" style:auto-text-indent="false" fo:padding="0cm" fo:border="none"/>
    </style:style>
    <style:style style:name="P40" style:family="paragraph" style:parent-style-name="Text_20_body" style:list-style-name="L11">
      <style:paragraph-properties fo:margin-left="0cm" fo:margin-right="0cm" fo:line-height="160%" fo:orphans="2" fo:widows="2" fo:text-indent="0cm" style:auto-text-indent="false" fo:padding="0cm" fo:border="none"/>
    </style:style>
    <style:style style:name="P41" style:family="paragraph" style:parent-style-name="Text_20_body" style:list-style-name="L16">
      <style:paragraph-properties fo:margin-left="0cm" fo:margin-right="0cm" fo:line-height="160%" fo:orphans="2" fo:widows="2" fo:text-indent="0cm" style:auto-text-indent="false" fo:padding="0cm" fo:border="none"/>
    </style:style>
    <style:style style:name="P42" style:family="paragraph" style:parent-style-name="Text_20_body">
      <style:paragraph-properties fo:margin-left="0cm" fo:margin-right="0cm" fo:orphans="2" fo:widows="2" fo:text-indent="0cm" style:auto-text-indent="false"/>
    </style:style>
    <style:style style:name="P43" style:family="paragraph" style:parent-style-name="Text_20_body">
      <style:paragraph-properties fo:margin-left="0cm" fo:margin-right="0cm" fo:orphans="2" fo:widows="2" fo:text-indent="0cm" style:auto-text-indent="false" fo:padding="0cm" fo:border="none"/>
    </style:style>
    <style:style style:name="P44" style:family="paragraph" style:parent-style-name="Text_20_body" style:list-style-name="L19">
      <style:paragraph-properties fo:orphans="2" fo:widows="2"/>
    </style:style>
    <style:style style:name="P45" style:family="paragraph" style:parent-style-name="Text_20_body">
      <style:text-properties fo:font-size="24pt" fo:font-weight="bold" officeooo:rsid="0019c812" officeooo:paragraph-rsid="0019c812" style:font-size-asian="24pt" style:font-weight-asian="bold" style:font-size-complex="24pt" style:font-weight-complex="bold"/>
    </style:style>
    <style:style style:name="P46" style:family="paragraph" style:parent-style-name="Text_20_body">
      <style:text-properties fo:font-size="24pt" fo:font-weight="bold" officeooo:rsid="002108a3" officeooo:paragraph-rsid="002108a3" fo:background-color="#ff0000" style:font-size-asian="24pt" style:font-weight-asian="bold" style:font-size-complex="24pt" style:font-weight-complex="bold"/>
    </style:style>
    <style:style style:name="P47" style:family="paragraph" style:parent-style-name="Text_20_body" style:list-style-name="L1">
      <style:paragraph-properties fo:margin-left="0cm" fo:margin-right="0cm" fo:line-height="160%" fo:orphans="2" fo:widows="2" fo:text-indent="0cm" style:auto-text-indent="false" fo:padding="0cm" fo:border="none"/>
      <style:text-properties fo:font-size="12pt" fo:font-weight="normal"/>
    </style:style>
    <style:style style:name="T1" style:family="text">
      <style:text-properties fo:font-weight="bold" style:font-weight-asian="bold" style:font-weight-complex="bold"/>
    </style:style>
    <style:style style:name="T2" style:family="text">
      <style:text-properties fo:font-weight="bold" officeooo:rsid="002fb2f7" style:font-weight-asian="bold" style:font-weight-complex="bold"/>
    </style:style>
    <style:style style:name="T3" style:family="text">
      <style:text-properties fo:font-weight="bold" officeooo:rsid="002fcfe1" style:font-weight-asian="bold" style:font-weight-complex="bold"/>
    </style:style>
    <style:style style:name="T4" style:family="text">
      <style:text-properties style:font-name="Roboto" fo:font-size="12pt" fo:font-style="normal" fo:font-weight="normal"/>
    </style:style>
    <style:style style:name="T5" style:family="text">
      <style:text-properties fo:font-variant="normal" fo:text-transform="none" fo:color="#222222" loext:opacity="100%" style:font-name="Roboto" fo:font-size="12pt" fo:letter-spacing="normal" fo:font-style="normal" fo:font-weight="normal"/>
    </style:style>
    <style:style style:name="T6" style:family="text">
      <style:text-properties fo:font-variant="normal" fo:text-transform="none" fo:color="#222222" loext:opacity="100%" style:font-name="Roboto" fo:font-size="12pt" fo:letter-spacing="normal" fo:font-style="normal" fo:font-weight="bold"/>
    </style:style>
    <style:style style:name="T7" style:family="text">
      <style:text-properties fo:font-variant="normal" fo:text-transform="none" fo:color="#222222" loext:opacity="100%" style:font-name="Roboto" fo:font-size="12pt" fo:letter-spacing="normal" fo:font-style="italic" fo:font-weight="normal"/>
    </style:style>
    <style:style style:name="T8" style:family="text">
      <style:text-properties fo:font-variant="normal" fo:text-transform="none" fo:color="#222222" loext:opacity="100%" style:font-name="Roboto" fo:font-size="12pt" fo:letter-spacing="normal" fo:font-style="italic" fo:font-weight="bold"/>
    </style:style>
    <style:style style:name="T9" style:family="text">
      <style:text-properties fo:font-variant="normal" fo:text-transform="none" fo:color="#222222" loext:opacity="100%" style:font-name="Roboto" fo:letter-spacing="normal" fo:font-style="normal"/>
    </style:style>
    <style:style style:name="T10" style:family="text">
      <style:text-properties fo:font-variant="normal" fo:text-transform="none" fo:color="#222222" loext:opacity="100%" style:font-name="Roboto" fo:letter-spacing="normal" fo:font-style="normal" fo:font-weight="normal" officeooo:rsid="001d1143" fo:background-color="#ff0000" loext:char-shading-value="0"/>
    </style:style>
    <style:style style:name="T11" style:family="text">
      <style:text-properties fo:font-variant="normal" fo:text-transform="none" fo:color="#222222" loext:opacity="100%" style:font-name="Roboto" fo:font-size="24pt" fo:letter-spacing="normal" fo:font-style="normal" fo:font-weight="bold" officeooo:rsid="001d1143" fo:background-color="#ff0000" loext:char-shading-value="0" style:font-size-asian="24pt" style:font-weight-asian="bold" style:font-size-complex="24pt" style:font-weight-complex="bold"/>
    </style:style>
    <style:style style:name="T12" style:family="text">
      <style:text-properties fo:font-variant="normal" fo:text-transform="none" fo:color="#222222" loext:opacity="100%" style:font-name="inherit" fo:font-size="12pt" fo:letter-spacing="normal" fo:font-style="normal" fo:font-weight="normal"/>
    </style:style>
    <style:style style:name="T13" style:family="text">
      <style:text-properties fo:font-variant="normal" fo:text-transform="none" fo:color="#222222" loext:opacity="100%" style:font-name="inherit" fo:font-size="12pt" fo:letter-spacing="normal" fo:font-style="italic" fo:font-weight="normal"/>
    </style:style>
    <style:style style:name="T14" style:family="text">
      <style:text-properties fo:font-variant="normal" fo:text-transform="none" fo:color="#1c1e21" loext:opacity="100%" style:font-name="var ifm-font-family-monospace" fo:font-size="11.25pt" fo:letter-spacing="normal" fo:font-style="normal" fo:font-weight="normal" loext:padding-left="0.049cm" loext:padding-right="0cm" loext:padding-top="0.049cm" loext:padding-bottom="0.049cm" loext:border-left="0.51pt solid #000000" loext:border-right="none" loext:border-top="0.51pt solid #000000" loext:border-bottom="0.51pt solid #000000"/>
    </style:style>
    <style:style style:name="T15" style:family="text">
      <style:text-properties fo:font-variant="normal" fo:text-transform="none" fo:color="#1c1e21" loext:opacity="100%" style:font-name="system-ui" fo:font-size="12.75pt" fo:letter-spacing="normal" fo:font-style="normal" fo:font-weight="normal"/>
    </style:style>
    <style:style style:name="T16" style:family="text">
      <style:text-properties fo:font-variant="normal" fo:text-transform="none" fo:color="#1c1e21" loext:opacity="100%" style:font-name="system-ui" fo:font-size="12.75pt" fo:letter-spacing="normal" fo:font-style="normal" fo:font-weight="bold"/>
    </style:style>
    <style:style style:name="T17" style:family="text">
      <style:text-properties style:font-name="inherit" fo:font-size="12pt" fo:font-style="italic" fo:font-weight="normal"/>
    </style:style>
    <style:style style:name="T18" style:family="text">
      <style:text-properties fo:color="#666666" loext:opacity="100%" style:font-name="inherit" fo:font-size="12pt" fo:letter-spacing="normal" fo:font-style="italic" fo:font-weight="normal"/>
    </style:style>
    <style:style style:name="T19" style:family="text">
      <style:text-properties fo:color="#666666" loext:opacity="100%" style:font-name="inherit" fo:font-size="12pt" fo:letter-spacing="normal" fo:font-style="italic" fo:font-weight="bold"/>
    </style:style>
    <style:style style:name="T20" style:family="text">
      <style:text-properties fo:color="#666666" loext:opacity="100%" fo:letter-spacing="normal"/>
    </style:style>
    <style:style style:name="T21" style:family="text">
      <style:text-properties fo:color="#6f6f6f" loext:opacity="100%" style:font-name="inherit" fo:font-size="12pt" fo:letter-spacing="normal" fo:font-style="italic" fo:font-weight="normal"/>
    </style:style>
    <style:style style:name="T22" style:family="text">
      <style:text-properties fo:color="#6f6f6f" loext:opacity="100%" style:font-name="inherit" fo:font-size="12pt" fo:letter-spacing="normal" fo:font-style="italic" fo:font-weight="bold"/>
    </style:style>
    <style:style style:name="T23" style:family="text">
      <style:text-properties fo:color="#6f6f6f" loext:opacity="100%" fo:letter-spacing="normal"/>
    </style:style>
    <style:style style:name="T24" style:family="text">
      <style:text-properties officeooo:rsid="001d1143" fo:background-color="#ff0000" loext:char-shading-value="0"/>
    </style:style>
    <style:style style:name="T25" style:family="text">
      <style:text-properties officeooo:rsid="001d1143" fo:background-color="#ff0000" loext:char-shading-value="0" style:font-size-asian="24pt" style:font-weight-asian="bold" style:font-size-complex="24pt" style:font-weight-complex="bold"/>
    </style:style>
    <style:style style:name="T26" style:family="text">
      <style:text-properties officeooo:rsid="0026a8f5"/>
    </style:style>
    <style:style style:name="T27" style:family="text">
      <style:text-properties officeooo:rsid="002771db"/>
    </style:style>
    <style:style style:name="T28" style:family="text">
      <style:text-properties officeooo:rsid="002bacbc"/>
    </style:style>
    <style:style style:name="T29" style:family="text">
      <style:text-properties officeooo:rsid="002fb2f7"/>
    </style:style>
    <style:style style:name="T30" style:family="text">
      <style:text-properties officeooo:rsid="002fcfe1"/>
    </style:style>
    <style:style style:name="T31" style:family="text">
      <style:text-properties fo:font-size="18pt" fo:font-weight="bold" officeooo:rsid="002fb2f7" style:font-size-asian="18pt" style:font-weight-asian="bold" style:font-size-complex="18pt" style:font-weight-complex="bold"/>
    </style:style>
    <style:style style:name="T32" style:family="text">
      <style:text-properties fo:font-size="18pt" fo:font-weight="bold" officeooo:rsid="002fcfe1" style:font-size-asian="18pt" style:font-weight-asian="bold" style:font-size-complex="18pt" style:font-weight-complex="bold"/>
    </style:style>
    <style:style style:name="T33" style:family="text">
      <style:text-properties fo:font-size="16pt" fo:font-weight="bold" style:font-size-asian="16pt" style:font-weight-asian="bold" style:font-size-complex="16pt" style:font-weight-complex="bold"/>
    </style:style>
    <style:style style:name="T34" style:family="text">
      <style:text-properties officeooo:rsid="003234c6"/>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text:span text:style-name="T24">1.1</text:span><text:line-break/>Что такое ТОН?</text:h>
      <text:p text:style-name="P27">TON — это платформа для децентрализованных приложений, объединяющая пользователей, валидаторов и разработчиков приложений. Это больше, чем просто блокчейн.</text:p>
      <text:h text:style-name="P5" text:outline-level="5">В TON есть разные стороны:</text:h>
      <text:list xml:id="list3154183659" text:style-name="L1">
        <text:list-item>
          <text:p text:style-name="P28">Пользователи, владеющие активами, существующими в TON</text:p>
        </text:list-item>
        <text:list-item>
          <text:p text:style-name="P28">Валидаторы, которые управляют основным консенсусом</text:p>
        </text:list-item>
        <text:list-item>
          <text:p text:style-name="P47"><text:span text:style-name="T9">разработчики приложений, которые предоставляют все услуги</text:span><text:span text:style-name="T11"><text:line-break/></text:span></text:p>
        </text:list-item>
      </text:list>
      <text:p text:style-name="P18"><text:span text:style-name="T25">1.2</text:span></text:p>
      <text:h text:style-name="P2" text:outline-level="2">Каждый контракт имеет свой собственный небольшой блокчейн.</text:h>
      <text:p text:style-name="P27">Сам блокчейн — это просто структура данных. Чтобы его изменить, должен быть сигнал извне.</text:p>
      <text:h text:style-name="P5" text:outline-level="5">Примерная последовательность действий примерно следующая:</text:h>
      <text:list xml:id="list897016342" text:style-name="L18">
        <text:list-item>
          <text:p text:style-name="P30">пользователь нажимает кнопку на кошельке.</text:p>
        </text:list-item>
        <text:list-item>
          <text:p text:style-name="P30">кошелек создает внешнее сообщение для контракта назначения.</text:p>
        </text:list-item>
        <text:list-item>
          <text:p text:style-name="P31">кошелек отправляет сообщение валидаторам, которые применяют его к контракту.</text:p>
        </text:list-item>
      </text:list>
      <text:p text:style-name="P9"><text:span text:style-name="T23">❗</text:span><text:span text:style-name="T21">Каждый контракт имеет свои транзакции, а это значит, что у каждого контракта есть свой маленький блокчейн. И это весьма полезно, поскольку  </text:span><text:span text:style-name="Strong_20_Emphasis"><text:span text:style-name="T22">тогда сеть сможет обрабатывать и проверять транзакции совершенно независимо друг от друга</text:span></text:span><text:span text:style-name="T21"> .</text:span></text:p>
      <text:p text:style-name="P7">❓<text:span text:style-name="T17">Однако вопросы остаются. Как нам направить эти сообщения и как предотвратить двойные расходы?</text:span></text:p>
      <text:h text:style-name="P1" text:outline-level="2"><text:soft-page-break/>Двойные расходы и консенсус.</text:h>
      <text:p text:style-name="P7">💵 <text:span text:style-name="T17">Двойные расходы — расход одной и той же цифровой валюты дважды или более для использования нескольких услуг.</text:span></text:p>
      <text:p text:style-name="P43"><text:span text:style-name="T5">Консенсус предотвращает двойные расходы валидаторов.   Используется </text:span><text:span text:style-name="Emphasis"><text:span text:style-name="T7">Proof-of-Stake , при этом валидаторы вносят залоговые депозиты.</text:span></text:span></text:p>
      <text:p text:style-name="P9"><text:span text:style-name="T23">🔫</text:span><text:span text:style-name="T21">Плохое поведение влечет за собой  </text:span><text:span text:style-name="Emphasis"><text:span text:style-name="T21">штрафы</text:span></text:span><text:span text:style-name="T21"> .</text:span></text:p>
      <text:p text:style-name="P9"><text:span text:style-name="T23">📎 </text:span><text:span text:style-name="T21">В TON набор валидаторов можно  </text:span><text:span text:style-name="Strong_20_Emphasis"><text:span text:style-name="T22">шардировать</text:span></text:span><text:span text:style-name="T21"> .</text:span></text:p>
      <text:p text:style-name="P43"><text:span text:style-name="T5">Если нагрузка на систему увеличится и количество аккаунтов вырастет, то наборы валидаторов могут быть разбиты на подгруппы. TON позволяет  </text:span><text:span text:style-name="Strong_20_Emphasis"><text:span text:style-name="T6">осуществлять шардинг</text:span></text:span><text:span text:style-name="T5">  практически без ограничений вплоть до отдельных контрактов, в зависимости от нагрузки.</text:span></text:p>
      <text:p text:style-name="P32"/>
      <text:h text:style-name="P2" text:outline-level="2">Двухуровневая система блокчейна в TON</text:h>
      <text:p text:style-name="P27">В TON у нас двухуровневая система:</text:p>
      <text:list xml:id="list4257815512" text:style-name="L2">
        <text:list-item>
          <text:p text:style-name="P36"><text:span text:style-name="T5">У нас есть  </text:span><text:span text:style-name="Strong_20_Emphasis"><text:span text:style-name="T6">мастерчейн</text:span></text:span><text:span text:style-name="T5"> .</text:span></text:p>
        </text:list-item>
        <text:list-item>
          <text:p text:style-name="P37"><text:span text:style-name="T5">У нас есть  </text:span><text:span text:style-name="Strong_20_Emphasis"><text:span text:style-name="T6">базовая цепь</text:span></text:span><text:span text:style-name="T5"> .</text:span></text:p>
        </text:list-item>
      </text:list>
      <text:p text:style-name="P43"><text:span text:style-name="T5">Когда все группы валидаторов достигают соглашения по своим частям блокчейна, они записывают состояние учетных записей в центральном неразделяемом блокчейне, называемом  </text:span><text:span text:style-name="Strong_20_Emphasis"><text:span text:style-name="T6">мастерчейн</text:span></text:span><text:span text:style-name="T5"> , в котором участвует каждый валидатор.</text:span></text:p>
      <text:p text:style-name="P43"><text:span text:style-name="T5">Базовая цепочка является  </text:span><text:span text:style-name="Emphasis"><text:span text:style-name="T7">виртуальной</text:span></text:span><text:span text:style-name="T5"> , поскольку она фактически содержит все эти различные учетные записи, которые можно бесконечно сегментировать до каждой отдельной учетной записи, а также разделять и объединять в  </text:span><text:span text:style-name="Strong_20_Emphasis"><text:span text:style-name="T6">шардчейны</text:span></text:span><text:span text:style-name="T5"> .</text:span></text:p>
      <text:h text:style-name="P4" text:outline-level="2"><text:span text:style-name="T10">1.3</text:span></text:h>
      <text:h text:style-name="P1" text:outline-level="2">Биткойн-блокчейн</text:h>
      <text:p text:style-name="P43"><text:span text:style-name="T5">Биткойн был  </text:span><text:span text:style-name="Strong_20_Emphasis"><text:span text:style-name="T6">первым блокчейном, разработанным для обеспечения устойчивости к цензуре цифровых денежных переводов</text:span></text:span><text:span text:style-name="T5"> . Он использовал реестр со счетами, идентифицируемыми открытыми ключами, что позволяло переводить монеты между учетными записями. Транзакции авторизуются с использованием криптографических </text:span><text:soft-page-break/><text:span text:style-name="T5">подписей.  </text:span><text:span text:style-name="Strong_20_Emphasis"><text:span text:style-name="T6">Структура Биткойна включала транзакции с несколькими входами и выходами и консенсус цепочки, поддерживаемый Proof-of-Work</text:span></text:span><text:span text:style-name="T5"> . Расширение языка сценариев позволило осуществлять комплексный контроль над транзакциями, хотя и ограниченный по объему. Меры конфиденциальности Биткойна включали создание новых адресов учетных записей для переводов.</text:span></text:p>
      <text:h text:style-name="P1" text:outline-level="2">Блокчейн Эфириума</text:h>
      <text:p text:style-name="P43"><text:span text:style-name="T5">Ethereum,  </text:span><text:span text:style-name="Strong_20_Emphasis"><text:span text:style-name="T6">блокчейн второго поколения, расширил сферу применения за счет введения составных контрактов и гибкой структуры учетных записей</text:span></text:span><text:span text:style-name="T5"> . Это позволило пользователям выполнять произвольные функции в блокчейне, оплачивая затраты на выполнение. Эта гибкость позволила использовать децентрализованные финансовые приложения. Однако богатство функциональности Ethereum создавало проблемы с масштабируемостью из-за ограничений архитектуры.</text:span></text:p>
      <text:h text:style-name="P6" text:outline-level="5">Подводя итог вышесказанному об Эфириуме, можно выделить следующие вещи:</text:h>
      <text:list xml:id="list578454965" text:style-name="L4">
        <text:list-item>
          <text:p text:style-name="P13">Эфириум пытается обобщить идею Биткойна и сделать его более гибким для разработчиков.</text:p>
        </text:list-item>
        <text:list-item>
          <text:p text:style-name="P13">Каждая учетная запись в Ethereum может иметь не только предикатный код, но и произвольное внутреннее хранилище.</text:p>
        </text:list-item>
        <text:list-item>
          <text:p text:style-name="P13">Ваши переходы больше не просто переносятся из одной учетной записи в другую.</text:p>
        </text:list-item>
        <text:list-item>
          <text:p text:style-name="P13">Учетные записи могут взаимодействовать друг с другом и синхронно отправлять сообщения другой учетной записи, точно так же, как вызов функций в одном приложении. Идеи Ethereum совместимы со многими известными инструментами и парадигмами программирования.</text:p>
        </text:list-item>
      </text:list>
      <text:p text:style-name="P9"><text:span text:style-name="T23">❗</text:span><text:span text:style-name="T21">Архитектура  </text:span><text:span text:style-name="Strong_20_Emphasis"><text:span text:style-name="T22">Ethereum очень гибка для разработчиков, но в принципе совершенно немасштабируема, поскольку предоставляет разработчику и всем контрактам доступ к глобальному хранилищу и глобальному состоянию системы.</text:span></text:span></text:p>
      <text:h text:style-name="P1" text:outline-level="2"><text:soft-page-break/>ТОН Блокчейн</text:h>
      <text:p text:style-name="P43"><text:span text:style-name="T5">TON,  </text:span><text:span text:style-name="Strong_20_Emphasis"><text:span text:style-name="T6">блокчейн третьего поколения, ввел ограничения для достижения масштабируемости</text:span></text:span><text:span text:style-name="T5"> . Контракты в TON имели локализованную видимость и передавались посредством сообщений, открывая потенциал масштабируемости. Proof-of-Stake заменил Proof-of-Work для консенсуса, позволяя использовать отдельные группы валидаторов и эффективную маршрутизацию сообщений. В TON реализован точный контроль затрат, требующий оплаты за выполнение, хранение данных и маршрутизацию сообщений, обеспечивая масштабируемость и снижая риски отказа в обслуживании.</text:span></text:p>
      <text:h text:style-name="P6" text:outline-level="5">Следующие факты верны в отношении TON:</text:h>
      <text:list xml:id="list4267995249" text:style-name="L5">
        <text:list-item>
          <text:p text:style-name="P14">Идея TON состоит в том, чтобы выяснить, как предоставить разработчикам бесконечную гибкость и масштабируемость.</text:p>
        </text:list-item>
        <text:list-item>
          <text:p text:style-name="P14">Контрактам в TON не разрешено видеть глобальное состояние, они могут видеть только свое собственное состояние.</text:p>
        </text:list-item>
        <text:list-item>
          <text:p text:style-name="P14">Единственный способ взаимодействия контрактов с другими контрактами — это асинхронная передача сообщений.</text:p>
        </text:list-item>
        <text:list-item>
          <text:p text:style-name="P14">Каждый раз, когда вы совершаете транзакцию в контракте, эта транзакция на 100% независима от другой транзакции в отдельном контракте, и они могут обрабатываться в любом порядке или независимо.</text:p>
        </text:list-item>
        <text:list-item>
          <text:p text:style-name="P14">В TON все контракты могут быть сегментированы, а также они могут взаимодействовать друг с другом, и эти сообщения маршрутизируются системой.</text:p>
        </text:list-item>
      </text:list>
      <text:h text:style-name="P1" text:outline-level="2">Заключение</text:h>
      <text:p text:style-name="P43"><text:span text:style-name="Emphasis"><text:span text:style-name="T7">Подводя итог, можно сказать, что эволюция блокчейнов продвинулась от простого, но эффектного дизайна Биткойна к расширенной функциональности Эфириума, которая столкнулась с ограничениями масштабируемости. TON, как блокчейн третьего поколения, устранил эти ограничения посредством инновационных ограничений, масштабируемых функций и тщательного контроля затрат.  </text:span></text:span><text:span text:style-name="Emphasis"><text:span text:style-name="Strong_20_Emphasis"><text:span text:style-name="T8">Этот новый подход открыл путь к бесконечным возможностям масштабирования, обеспечивая при этом безопасность и эффективность операций блокчейна.</text:span></text:span></text:span></text:p>
      <text:p text:style-name="Standard"><text:s/></text:p>
      <text:p text:style-name="Standard"/>
      <text:p text:style-name="Standard"/>
      <text:p text:style-name="Standard"><text:soft-page-break/></text:p>
      <text:p text:style-name="Standard">Механизм сегментирования в блокчейне TON позволяет обрабатывать большое количество транзакций. Блокчейн TON состоит из одной мастер-цепочки и до 232 рабочих цепочек. Каждая рабочая цепочка - это отдельная цепочка со своими правилами. Каждая рабочая цепочка может быть дополнительно разделена на 260 сегментов, или под-сегментов, содержащих часть состояния рабочей цепочки. В настоящее время на TON работает только одна рабочая цепочка - Basechain. Основная идея сегментирования в TON заключается в том, что когда учетная запись A отправляет сообщение учетной записи B, а учетная запись C отправляет сообщение учетной записи D, обе эти операции могут выполняться асинхронно.</text:p>
      <text:p text:style-name="Standard">По умолчанию в базовой сети (workchain=0) существует только один сегмент с номером сегмента 0x8000000000000000 (или 1000000000000000000000000000000000000000000000000000000000000000 в двоичном представлении). Мастерчейн (workchain=-1) всегда имеет один и только один сегмент.</text:p>
      <text:p text:style-name="Standard"/>
      <text:p text:style-name="P25">Мастерчейн </text:p>
      <text:p text:style-name="P22">Мастерчейн - это первичная цепочка, в которой хранится конфигурация сети и конечное состояние всех рабочих цепочек. Вы можете понимать это как то, что мастерчейн является основным каталогом, единым источником истины для всех осколков в экосистеме. </text:p>
      <text:p text:style-name="P22">Он содержит основную информацию о протоколе, включая текущие настройки, список активных валидаторов и их доли, активные рабочие цепочки и связанные цепочки сегментов. Самое главное, что он ведет учет последних хэшей блоков для всех рабочих цепочек и сегментов, обеспечивая консенсус по всей сети.</text:p>
      <text:p text:style-name="P25">Рабочая цепочка </text:p>
      <text:p text:style-name="P22">Мастерчейн разделяется на отдельные цепочки, называемые рабочими цепочками. Рабочие цепочки - это индивидуальные блокчейны, адаптированные к определенным транзакциям или вариантам использования, работающие параллельно в сети TON.</text:p>
      <text:p text:style-name="P23"><text:span text:style-name="T33">Уникальность блокчейна</text:span><text:line-break/>При разработке блокчейна TON были приняты два ключевых решения, которые делают его уникальным среди других блокчейнов, использующих сегментирование.</text:p>
      <text:p text:style-name="P23">Во-первых, TON обеспечивает динамическую сегментацию блокчейна в зависимости от загрузки сети. Когда количество транзакций увеличивается до критического уровня, блокчейн автоматически разделяется на две отдельные цепочки сегментов. Если нагрузка на одну из частей продолжает расти, она снова разделяется пополам, и этот процесс продолжается по мере необходимости. Если количество транзакций уменьшается, сегменты могут снова объединиться. Эта адаптивная модель позволяет создавать столько сегментов, сколько необходимо в данный момент времени.</text:p>
      <text:p text:style-name="P24"><text:bookmark text:name="splitting"/><text:bookmark text:name="splitting1"/><text:span text:style-name="T29">Второе решение, которое отличает TON, - это принцип нефиксированного количества сегментов. В отличие от таких систем, как Ethereum 2.0, которые поддерживают фиксированное количество шардов (64 шард), TON позволяет добавлять все больше и больше шардов в зависимости от потребностей сети, с теоретическим ограничением в 260 шардов на рабочую цепочку. Это число настолько велико, что практически не ограничено, и позволяет предоставить более 100 миллионов осколков каждому человеку на Земле, при этом у них все еще остается запас. Этот подход - единственный способ удовлетворить требования к динамическому масштабированию, которые трудно предсказать заранее.<text:line-break/></text:span><text:span text:style-name="T34">КАРТИНКА 1</text:span><text:span text:style-name="T31"><text:line-break/></text:span><text:span text:style-name="T32">Расщепление</text:span><text:span text:style-name="T29"><text:line-break/></text:span><text:span text:style-name="T15">В TON Blockchain последовательность транзакций одной учетной записи (например </text:span><text:span text:style-name="Source_20_Text"><text:span text:style-name="T14">Tx1 -&gt; Tx2 -&gt; Tx3 -&gt; ...</text:span></text:span><text:span text:style-name="T15">) называется цепочкой транзакций учетной записи или </text:span><text:span text:style-name="T16">AccountChain</text:span><text:span text:style-name="T15"> . Это подчеркивает, что это последовательность транзакций, связанных с одним счетом. </text:span><text:soft-page-break/><text:span text:style-name="T15">Несколько таких </text:span><text:span text:style-name="T16">AccountChain,</text:span><text:span text:style-name="T15"> объединенные в один шард, образуют </text:span><text:span text:style-name="T16">ShardChain</text:span><text:span text:style-name="T15"> . ShardChain (далее — шард) отвечает за хранение и обработку </text:span><text:span text:style-name="T16">всех</text:span><text:span text:style-name="T15"> транзакций внутри сегмента, где каждая цепочка транзакций определяется определенной группой учетных записей.</text:span></text:p>
      <text:p text:style-name="P42"><text:span text:style-name="T15">Эти группы аккаунтов обозначаются общим двоичным префиксом, который служит критерием их кластеризации в одном шарде. Этот префикс появляется в идентификаторе сегмента, который представлен 64-битным целым числом и имеет следующую структуру: </text:span><text:span text:style-name="Source_20_Text"><text:span text:style-name="T14">&lt;binary prefix&gt;100000...</text:span></text:span><text:span text:style-name="T15">. Например, шард с идентификатором </text:span><text:span text:style-name="Source_20_Text"><text:span text:style-name="T14">1011100000...</text:span></text:span><text:span text:style-name="T15">содержит все учетные записи, начинающиеся с префикса </text:span><text:span text:style-name="Source_20_Text"><text:span text:style-name="T14">1011</text:span></text:span><text:span text:style-name="T15">.</text:span></text:p>
      <text:p text:style-name="P42"><text:span text:style-name="T15">Когда количество транзакций в каком-то шарде растет, этот шард разделяется на два шарда. Новые шарды получают следующие идентификаторы: </text:span><text:span text:style-name="Source_20_Text"><text:span text:style-name="T14">&lt;parent prefix&gt;01000...</text:span></text:span><text:span text:style-name="T15">и </text:span><text:span text:style-name="Source_20_Text"><text:span text:style-name="T14">&lt;parent prefix&gt;11000...</text:span></text:span><text:span text:style-name="T15">и становятся ответственными за аккаунты, начинающиеся с </text:span><text:span text:style-name="Source_20_Text"><text:span text:style-name="T14">&lt;parent prefix&gt;0</text:span></text:span><text:span text:style-name="T15">и </text:span><text:span text:style-name="Source_20_Text"><text:span text:style-name="T14">&lt;parent prefix&gt;1</text:span></text:span><text:span text:style-name="T15">соответственно. Последовательности блоков в шардах идут непрерывно, начиная с последней родительской последовательности плюс 1. После разделения шарды идут независимо и могут иметь разные последовательности.</text:span></text:p>
      <text:p text:style-name="P26"><text:bookmark text:name="splitting2"/><text:span text:style-name="T15">КАРТИНКА2</text:span></text:p>
      <text:p text:style-name="P19">Блок Masterchain содержит информацию о шардах в своем заголовке. После появления блока шарда в заголовке мастерчейна его можно считать завершенным (откатить его невозможно).</text:p>
      <text:p text:style-name="P35">Если нагрузка на шарды снизится, они могут объединиться обратно:</text:p>
      <text:list xml:id="list2727065160" text:style-name="L19">
        <text:list-item>
          <text:p text:style-name="P44"><text:span text:style-name="T15">Два шарда могут объединиться, если у них есть общий родительский элемент и, следовательно, их идентификаторы шардов — </text:span><text:span text:style-name="Source_20_Text"><text:span text:style-name="T14">&lt;parent prefix&gt;010...</text:span></text:span><text:span text:style-name="T15">и </text:span><text:span text:style-name="Source_20_Text"><text:span text:style-name="T14">&lt;parent prefix110...</text:span></text:span><text:span text:style-name="T15">. Объединенный шард будет иметь идентификатор шарда </text:span><text:span text:style-name="Source_20_Text"><text:span text:style-name="T14">&lt;parent prefix&gt;10...</text:span></text:span><text:span text:style-name="T15">(например, </text:span><text:span text:style-name="Source_20_Text"><text:span text:style-name="T14">10010...</text:span></text:span><text:span text:style-name="T15">+ </text:span><text:span text:style-name="Source_20_Text"><text:span text:style-name="T14">10110...</text:span></text:span><text:span text:style-name="T15">= </text:span><text:span text:style-name="Source_20_Text"><text:span text:style-name="T14">1010...</text:span></text:span><text:span text:style-name="T15">). Первый блок объединенного шарда будет иметь </text:span><text:span text:style-name="Source_20_Text"><text:span text:style-name="T14">seqno=max(seqno1, seqno2) + 1</text:span></text:span><text:span text:style-name="T15">.</text:span></text:p>
        </text:list-item>
      </text:list>
      <text:p text:style-name="P20">КАРТИНКА 3</text:p>
      <text:p text:style-name="Standard"/>
      <text:p text:style-name="P16">1.4 — <text:span text:style-name="T26">надо сокращать</text:span></text:p>
      <text:p text:style-name="P15"/>
      <text:p text:style-name="P45"><text:span text:style-name="Emphasis"><text:span text:style-name="T7">Давайте углубимся в счета и контракты.</text:span></text:span></text:p>
      <text:h text:style-name="P1" text:outline-level="2"><text:soft-page-break/>Контракты</text:h>
      <text:h text:style-name="P6" text:outline-level="5">На предыдущем уроке мы узнали о контрактах следующие вещи:</text:h>
      <text:list xml:id="list3711929385" text:style-name="L9">
        <text:list-item>
          <text:p text:style-name="P10"><text:span text:style-name="Emphasis"><text:span text:style-name="T18">Аккаунт и контракт на низком уровне в TON — взаимозаменяемые понятия.</text:span></text:span></text:p>
        </text:list-item>
        <text:list-item>
          <text:p text:style-name="P10"><text:span text:style-name="Emphasis"><text:span text:style-name="T18">Контракт — это данные, код и баланс Toncoin.</text:span></text:span></text:p>
        </text:list-item>
        <text:list-item>
          <text:p text:style-name="P10"><text:span text:style-name="Emphasis"><text:span text:style-name="T18">Контракты получают входящие сообщения, обрабатывают их и отправляют исходящие сообщения, а также изменяют свое внутреннее состояние.</text:span></text:span></text:p>
        </text:list-item>
      </text:list>
      <text:p text:style-name="P27">Но давайте окунёмся немного глубже. 🐳</text:p>
      <text:p text:style-name="P9"><text:span text:style-name="T23">📬  </text:span><text:span text:style-name="Strong_20_Emphasis"><text:span text:style-name="T22">В договоре также есть идентификатор или адрес. </text:span></text:span><text:span text:style-name="T21"> </text:span><text:span text:style-name="Emphasis"><text:span text:style-name="T21">Этот адрес представляет собой криптографический хеш исходных данных и исходного кода контракта.</text:span></text:span><text:span text:style-name="T21">  ❓Почему? ☑️ Вы не хотите менять адрес при каждом изменении состояния контракта, поэтому адрес однозначно идентифицирует то самое начальное состояние, с которым был создан контракт.</text:span></text:p>
      <text:p text:style-name="P9"><text:span text:style-name="T23">⛺</text:span><text:span text:style-name="T21">Вторым  </text:span><text:span text:style-name="Strong_20_Emphasis"><text:span text:style-name="T22">важным аспектом договоров является их локальность.</text:span></text:span></text:p>
      <text:p text:style-name="P43"><text:span text:style-name="T5">Все эти данные полностью инкапсулированы и с точки зрения программного кода он видит только хранилище самого контракта и его баланса. Он не может видеть состояние всех остальных контрактов. Это означает, что любые изменения, происходящие с контрактом в одной транзакции, полностью независимы от изменений в другом контракте в другой транзакции где-то еще в блокчейне.  </text:span><text:span text:style-name="Emphasis"><text:span text:style-name="Strong_20_Emphasis"><text:span text:style-name="T8">Это ключ к бесконечной масштабируемости блокчейна TON.</text:span></text:span></text:span></text:p>
      <text:h text:style-name="P1" text:outline-level="2">Что можно сделать с контрактами?</text:h>
      <text:p text:style-name="P33">❓<text:span text:style-name="T4">Что можно построить с помощью контрактов?</text:span></text:p>
      <text:list xml:id="list3539964191" text:style-name="L10">
        <text:list-item>
          <text:p text:style-name="P38"><text:span text:style-name="T12">Прежде всего, контракты позволяют создавать учетные записи пользователей.  </text:span><text:span text:style-name="Emphasis"><text:span text:style-name="T13">В TON учетная запись каждого пользователя на самом деле представляет собой индивидуальный контракт кошелька.</text:span></text:span></text:p>
        </text:list-item>
        <text:list-item>
          <text:p text:style-name="P34"><text:soft-page-break/>Во-вторых, контракт с несколькими подписями, который работает с несколькими пользовательскими кошельками.</text:p>
        </text:list-item>
        <text:list-item>
          <text:p text:style-name="P38"><text:span text:style-name="T12">В-третьих, контракты используются для создания некоторых вещей, о которых вы обычно не думаете как о контракте.  </text:span><text:span text:style-name="Emphasis"><text:span text:style-name="T13">Например, токены</text:span></text:span><text:span text:style-name="T12"> .</text:span></text:p>
        </text:list-item>
      </text:list>
      <text:h text:style-name="P1" text:outline-level="2">Токены в TON</text:h>
      <text:p text:style-name="P43"><text:span text:style-name="Emphasis"><text:span text:style-name="T7">В TON токен, который вы можете передать, на самом деле представляет собой отдельный контракт, имеющий собственное состояние, определяющее некоторые атрибуты этого токена.</text:span></text:span></text:p>
      <text:p text:style-name="P7">💰<text:span text:style-name="T17">Один из таких атрибутов – хозяин.</text:span></text:p>
      <text:p text:style-name="P43"><text:span text:style-name="Emphasis"><text:span text:style-name="T7">Всякий раз, когда вы хотите изменить владельца токена, вам необходимо отправить на этот токен сообщение, в котором указывается новый владелец. Затем токен проверит, что сообщение отправлено соответствующим владельцем, сменит владельца на нового и покончит с этим.</text:span></text:span></text:p>
      <text:h text:style-name="P1" text:outline-level="2">Защита ТОН</text:h>
      <text:p text:style-name="P43"><text:span text:style-name="Emphasis"><text:span text:style-name="T7">Чтобы защитить сеть от атак типа «отказ в обслуживании», все контракты должны оплачивать свою работу.</text:span></text:span></text:p>
      <text:p text:style-name="P43"><text:span text:style-name="T5">Этот платеж (его еще называют комиссионными) состоит из многих-многих параметров, которые включают в себя арендную плату, стоимость исполнения, маршрутизацию сообщений и некоторые другие вещи.  </text:span><text:span text:style-name="Emphasis"><text:span text:style-name="T7">Давайте углубимся в самые важные из них.</text:span></text:span><text:span text:style-name="T5">  🐳</text:span></text:p>
      <text:p text:style-name="P9"><text:span text:style-name="T23">❗ </text:span><text:span text:style-name="T21">Каждый раз, когда вы выполняете код контракта, вы вызываете  </text:span><text:span text:style-name="Emphasis"><text:span text:style-name="Strong_20_Emphasis"><text:span text:style-name="T22">стоимость газа</text:span></text:span></text:span><text:span text:style-name="T21">  — каждая инструкция в виртуальной машине, TVM, имеет назначенную стоимость в абстрактных единицах, называемых  </text:span><text:span text:style-name="Emphasis"><text:span text:style-name="Strong_20_Emphasis"><text:span text:style-name="T22">газом</text:span></text:span></text:span><text:span text:style-name="T21"> . 💎 На уровне сети есть параметр, называемый  </text:span><text:span text:style-name="Emphasis"><text:span text:style-name="Strong_20_Emphasis"><text:span text:style-name="T22">ценой газа</text:span></text:span></text:span><text:span text:style-name="T21">  , который определяет, сколько Tonсoins вам придется заплатить за каждую инструкцию. ⏳  </text:span><text:span text:style-name="Emphasis"><text:span text:style-name="T21">Чем дольше работает ваша программа, тем больше затрат на газ она понесет, и эта стоимость вычитается из баланса контракта.</text:span></text:span><text:span text:style-name="T21">  ❌  </text:span><text:span text:style-name="Emphasis"><text:span text:style-name="T21">Всякий раз, когда баланс достигает нуля, выполнение прерывается и транзакция завершается неудачей.</text:span></text:span><text:span text:style-name="T21">  💲 Стоимость газа гарантирует, что вы не сможете </text:span><text:soft-page-break/><text:span text:style-name="T21">налагать неограниченные затраты на исполнение на всю сеть, не заплатив за это.</text:span></text:p>
      <text:p text:style-name="P43"><text:span text:style-name="Strong_20_Emphasis"><text:span text:style-name="T6">Но есть еще одна важная стоимость, которая называется аренда!</text:span></text:span></text:p>
      <text:p text:style-name="P9"><text:span text:style-name="T23">❗</text:span><text:span text:style-name="T21">TON гарантирует, что за каждый бит данных и за каждую секунду срока действия контракта предусмотрена назначенная плата, называемая  </text:span><text:span text:style-name="Strong_20_Emphasis"><text:span text:style-name="T22">арендой</text:span></text:span><text:span text:style-name="T21">  , которая вычитается из баланса контракта.</text:span></text:p>
      <text:h text:style-name="P1" text:outline-level="2">Что следует учитывать при разработке смарт-контрактов.</text:h>
      <text:p text:style-name="P43"><text:span text:style-name="Emphasis"><text:span text:style-name="T7">При разработке смарт-контрактов</text:span></text:span><text:span text:style-name="T5"> следует учитывать  два наиболее важных фактора :</text:span></text:p>
      <text:list xml:id="list1476074859" text:style-name="L11">
        <text:list-item>
          <text:p text:style-name="P39"><text:span text:style-name="Emphasis"><text:span text:style-name="T7">Расходы на газ</text:span></text:span><text:span text:style-name="T5">  при исполнении.</text:span></text:p>
        </text:list-item>
        <text:list-item>
          <text:p text:style-name="P40"><text:span text:style-name="Emphasis"><text:span text:style-name="T7">Арендная плата</text:span></text:span><text:span text:style-name="T5">  , которую должен нести контракт в течение всего срока его действия.</text:span></text:p>
        </text:list-item>
      </text:list>
      <text:h text:style-name="P1" text:outline-level="2">Замороженные контракты.</text:h>
      <text:p text:style-name="P9"><text:span text:style-name="T21">Если в договоре закончатся средства и из-за арендной платы, то он может быть  </text:span><text:span text:style-name="Emphasis"><text:span text:style-name="Strong_20_Emphasis"><text:span text:style-name="T22">заморожен</text:span></text:span></text:span><text:span text:style-name="T21">  😰.</text:span></text:p>
      <text:p text:style-name="P27">Это означает, что сеть выгрузит все свои данные и заменит их криптографическим хешем своего последнего состояния. В этом случае данные не теряются, но сеть оптимизирует хранилище 💿 и выгружает дорогостоящие данные из хранилищ валидаторов. Когда приходит пользователь этого контракта и хочет восстановить 🔮 контракт, чтобы разморозить его, он должен предоставить свой собственный снимок данных, соответствующий этому хешу.</text:p>
      <text:p text:style-name="P15"/>
      <text:p text:style-name="P21"><text:span text:style-name="Emphasis"><text:span text:style-name="T18"/></text:span></text:p>
      <text:p text:style-name="P21"><text:span text:style-name="T5"/></text:p>
      <text:p text:style-name="P17">2.5 — <text:span text:style-name="T28">тут про масштабируемость контрактов (тож сомнительно)</text:span></text:p>
      <text:p text:style-name="P46"><text:span text:style-name="Emphasis"><text:span text:style-name="T7">Давайте поговорим о масштабируемости.</text:span></text:span></text:p>
      <text:p text:style-name="P9"><text:soft-page-break/><text:span text:style-name="T23">💎  </text:span><text:span text:style-name="Strong_20_Emphasis"><text:span text:style-name="T22">В TON действительно есть очень конкретная гарантия масштабируемости. TON гарантирует вам возможность масштабирования до уровня детализации отдельных контрактов.</text:span></text:span></text:p>
      <text:p text:style-name="P27">Следовательно, операции по одному контракту не будут создавать узкое место 🍼 для операций по другому контракту. И тогда сеть TON, очевидно, позаботится обо всей маршрутизации сообщений 🚅 между ними.</text:p>
      <text:p text:style-name="P9"><text:span text:style-name="T23">❗</text:span><text:span text:style-name="T21">Ваша  </text:span><text:span text:style-name="Strong_20_Emphasis"><text:span text:style-name="T22">задача — воспользоваться всей масштабируемостью блокчейна и не создавать узких мест в собственных контрактах!</text:span></text:span></text:p>
      <text:h text:style-name="P1" text:outline-level="2">Проблемы с монолитными контрактами.</text:h>
      <text:p text:style-name="P43"><text:span text:style-name="Emphasis"><text:span text:style-name="T7">Одна из очевидных проблем для людей, которые используют традиционные системы, крупномасштабные веб-базы данных или Ethereum, заключается в том, что они разрабатывают свои контракты как  </text:span></text:span><text:span text:style-name="Emphasis"><text:span text:style-name="Strong_20_Emphasis"><text:span text:style-name="T8">монолитные приложения</text:span></text:span></text:span><text:span text:style-name="Emphasis"><text:span text:style-name="T7">  с собственным хранилищем переменной длины.</text:span></text:span></text:p>
      <text:p text:style-name="P9"><text:span text:style-name="T23">🌐  </text:span><text:span text:style-name="Emphasis"><text:span text:style-name="T21">Например, в Ethereum токен реализован в виде банковской книги, где у вас есть один смарт-контракт, содержащий список учетных записей. И затем, если у вас миллион пользователей, этот список будет иметь длину в миллион строк. И для каждого пользователя будет запись, в которой будет указан адрес пользователя. И какой у них баланс. И тогда разработка таких контрактов довольно проста и понятна. У вас есть атомарные транзакции, вы списываете с одного баланса и добавляете на другой. И очень легко спроектировать и посмотреть, как будет работать система.  </text:span></text:span><text:span text:style-name="Emphasis"><text:span text:style-name="Strong_20_Emphasis"><text:span text:style-name="T22">Однако эта модель не будет масштабироваться в TON, потому что вы поместите этот длинный список в один контракт и сразу же столкнетесь с проблемами.</text:span></text:span></text:span></text:p>
      <text:list xml:id="list3696162565" text:style-name="L16">
        <text:list-item>
          <text:p text:style-name="P29">1️⃣ Во-первых, у вас будет постепенно расти стоимость аренды всех этих данных, которые вы храните в своем контракте. 💸</text:p>
        </text:list-item>
        <text:list-item>
          <text:p text:style-name="P41"><text:soft-page-break/><text:span text:style-name="T5">2️⃣ Во-вторых, каждый раз, когда пользователь приходит и хочет совершить операцию с этим контрактом, ему придется платить все большую и большую комиссию за транзакцию, поскольку он будет работать с большим объемом данных в контракте. 🌄</text:span></text:p>
          <text:p text:style-name="P41"><text:span text:style-name="Strong_20_Emphasis"><text:span text:style-name="T22"/></text:span></text:p>
        </text:list-item>
      </text:list>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inherit" svg:font-family="inherit"/>
    <style:font-face style:name="system-ui" svg:font-family="system-ui, apple-system, Roboto, 'Segoe UI', Ubuntu, Cantarell, 'Noto Sans', sans-serif, BlinkMacSystemFont, 'Segoe UI', Helvetica, Arial, sans-serif, 'Apple Color Emoji', 'Segoe UI Emoji', 'Segoe UI Symbol'"/>
    <style:font-face style:name="var ifm-font-family-monospace" svg:font-family="'var ifm-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9T18:29:30.284710484</meta:creation-date>
    <dc:date>2024-06-09T20:00:38.987227222</dc:date>
    <meta:editing-duration>PT1H30M54S</meta:editing-duration>
    <meta:editing-cycles>28</meta:editing-cycles>
    <meta:generator>LibreOffice/7.3.7.2$Linux_X86_64 LibreOffice_project/30$Build-2</meta:generator>
    <meta:document-statistic meta:table-count="0" meta:image-count="0" meta:object-count="0" meta:page-count="11" meta:paragraph-count="109" meta:word-count="2281" meta:character-count="17237" meta:non-whitespace-character-count="15025"/>
  </office:meta>
</office:document-meta>
</file>